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 Mono" svg:font-family="'Bitstream Vera Sans Mono', Cumberland, 'Courier New', Courier, 'Lucida Sans Typewriter', 'Lucida Typewriter', Monaco, Monospaced"/>
    <style:font-face style:name="Bitstream Vera Sans" svg:font-family="'Bitstream Vera Sans', Arial, Helvetica, Lucida, Geneva, Helmet, sans-serif, 'Andale Sans UI', 'Arial Unicode MS', 'Lucida Sans Unicode', Tahoma"/>
    <style:font-face style:name="StarSymbol" svg:font-family="StarSymbol"/>
    <style:font-face style:name="Tahoma1" svg:font-family="Tahoma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margin-top="0.035cm" fo:margin-bottom="0.035cm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 style:list-style-name="L2"/>
    <style:style style:name="P4" style:family="paragraph" style:parent-style-name="Text_20_body" style:list-style-name="L2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3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4"/>
    <style:style style:name="P11" style:family="paragraph" style:parent-style-name="Text_20_body" style:list-style-name="L4"/>
    <style:style style:name="P12" style:family="paragraph" style:parent-style-name="Text_20_body" style:list-style-name="L4"/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5"/>
    <style:style style:name="P16" style:family="paragraph" style:parent-style-name="Text_20_body" style:list-style-name="L5"/>
    <style:style style:name="P17" style:family="paragraph" style:parent-style-name="Text_20_body" style:list-style-name="L5"/>
    <style:style style:name="P18" style:family="paragraph" style:parent-style-name="Text_20_body" style:list-style-name="L5"/>
    <style:style style:name="P19" style:family="paragraph" style:parent-style-name="Text_20_body" style:list-style-name="L6"/>
    <style:style style:name="P20" style:family="paragraph" style:parent-style-name="Text_20_body" style:list-style-name="L7"/>
    <style:style style:name="P21" style:family="paragraph" style:parent-style-name="Text_20_body" style:list-style-name="L7"/>
    <style:style style:name="P22" style:family="paragraph" style:parent-style-name="Text_20_body" style:list-style-name="L1">
      <style:paragraph-properties fo:margin-top="0cm" fo:margin-bottom="0cm"/>
    </style:style>
    <style:style style:name="P23" style:family="paragraph" style:parent-style-name="Text_20_body" style:list-style-name="L1">
      <style:paragraph-properties fo:margin-top="0cm" fo:margin-bottom="0cm"/>
    </style:style>
    <style:style style:name="P24" style:family="paragraph" style:parent-style-name="Text_20_body" style:list-style-name="L5">
      <style:paragraph-properties fo:margin-top="0.053cm" fo:margin-bottom="0cm"/>
    </style:style>
    <style:style style:name="P25" style:family="paragraph" style:parent-style-name="Text_20_body" style:list-style-name="L7">
      <style:paragraph-properties fo:margin-top="0.053cm" fo:margin-bottom="0cm"/>
    </style:style>
    <style:style style:name="P26" style:family="paragraph" style:parent-style-name="Text_20_body" style:list-style-name="L5">
      <style:paragraph-properties fo:margin-top="0.035cm" fo:margin-bottom="0.035cm"/>
    </style:style>
    <style:style style:name="P27" style:family="paragraph" style:parent-style-name="Text_20_body" style:list-style-name="L7">
      <style:paragraph-properties fo:margin-top="0.035cm" fo:margin-bottom="0.035cm"/>
    </style:style>
    <style:style style:name="T1" style:family="text">
      <style:text-properties fo:font-weight="bold"/>
    </style:style>
    <style:style style:name="T2" style:family="text">
      <style:text-properties style:font-name="Bitstream Vera Sans Mono"/>
    </style:style>
    <text:list-style style:name="L1">
      <text:list-level-style-bullet text:level="1" text:style-name="Bullet_20_Symbols" style:num-suffix="." text:bullet-char="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Sun Presentation Minimizer" text:name="extensionname"/>
        <text:user-field-decl office:value-type="string" office:string-value="sun-presentation-minimizer.oxt" text:name="zipfile"/>
      </text:user-field-decls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 Mono" svg:font-family="'Bitstream Vera Sans Mono', Cumberland, 'Courier New', Courier, 'Lucida Sans Typewriter', 'Lucida Typewriter', Monaco, Monospaced"/>
    <style:font-face style:name="Bitstream Vera Sans" svg:font-family="'Bitstream Vera Sans', Arial, Helvetica, Lucida, Geneva, Helmet, sans-serif, 'Andale Sans UI', 'Arial Unicode MS', 'Lucida Sans Unicode', Tahoma"/>
    <style:font-face style:name="StarSymbol" svg:font-family="StarSymbol"/>
    <style:font-face style:name="Tahoma1" svg:font-family="Tahoma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en" fo:country="US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horndale" fo:font-size="18pt" fo:font-weight="bold" style:font-name-asian="Andale Sans UI" style:font-size-asian="18pt" style:font-weight-asian="bold" style:font-name-complex="Lucidasans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horndale" fo:font-size="14pt" fo:font-weight="bold" style:font-name-asian="Andale Sans UI" style:font-size-asian="14pt" style:font-weight-asian="bold" style:font-name-complex="Lucidasans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abc" style:family="paragraph" style:parent-style-name="List_20_Indent" style:list-style-name="List_20_1">
      <style:paragraph-properties fo:margin-left="0.635cm" fo:margin-right="0cm" fo:text-indent="0cm" style:auto-text-indent="false" fo:background-color="transparent" style:shadow="none">
        <style:tab-stops/>
        <style:background-image/>
      </style:paragraph-properties>
    </style:style>
    <style:style style:name="Heading_20_4" style:display-name="Heading 4" style:family="paragraph" style:parent-style-name="Heading" style:next-style-name="Text_20_body" style:class="text" style:default-outline-level="4">
      <style:paragraph-properties fo:margin-top="0.423cm" fo:margin-bottom="0.176cm"/>
      <style:text-properties style:font-name="Bitstream Vera Sans" fo:font-size="10pt" fo:font-weight="bold" style:font-name-asian="Bitstream Vera Sans" style:font-size-asian="10pt" style:font-weight-asian="bold" style:font-name-complex="Bitstream Vera Sans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 style:font-charset="x-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 style:font-charset="x-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 style:font-charset="x-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 style:font-charset="x-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 style:font-charset="x-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 style:font-charset="x-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 style:font-charset="x-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 style:font-charset="x-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 style:font-charset="x-symbol"/>
      </text:list-level-style-bullet>
    </text:list-style>
    <text:list-style style:name="abc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231$Build-9225$CWS-xmlfilter02</meta:generator>
    <dc:title>Sun Presentation Minimizer</dc:title>
    <meta:creation-date>2007-04-13T11:04:49</meta:creation-date>
    <dc:date>2007-10-17T16:02:46</dc:date>
    <meta:editing-cycles>10</meta:editing-cycles>
    <meta:editing-duration>PT9H5M1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